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ext:list xml:id="list_Calendar7" text:continue-numbering="true" text:continue-list="list_Calendar6" text:style-name="Outline">
                                                <text:list-item>
                                                    <text:list>
                                                        <text:list-item>
                                                            <text:list>
                                                                <text:list-item>
                                                                    <text:h text:style-name="Heading_20_3" text:outline-level="3">
                                                                        Header
                                                                        <text:s text:c="4"/>
                                                                        <text:span text:style-name="T2">Enum</text:span>
                                                                    </text:h>
                                                                </text:list-item>
                                                            </text:list>
                                                        </text:list-item>
                                                    </text:list>
                                                </text:list-item>
                                            </text:list>
                                            <text:p text:style-name="Standard">Header type for the calendar:</text:p>
                    <text:list xml:id="list_Calendar8" text:style-name="List_20_1">
                        
                        <text:list-item>
                            <text:p text:style-name="List_20_1_20_End">
                                <text:span text:style-name="backtick">None</text:span> – No header.
                            </text:p>
                            
                        </text:list-item>
                        
                    

                        <text:list-item>
                            <text:p text:style-name="List_20_1_20_End">
                                <text:span text:style-name="backtick">Arrow</text:span> – Header with arrow buttons to navigate months/years.
                            </text:p>
                            
                        </text:list-item>
                        
                    

                        <text:list-item>
                            <text:p text:style-name="List_20_1_20_End">
                                <text:span text:style-name="backtick">Dropdown</text:span> – Header with dropdown menus to navigate months/years.
                            </text:p>
                            
                        </text:list-item>
                        
                    
                    </text:list>
                ,
                                            <text:list xml:id="list_Calendar9" text:continue-numbering="true" text:continue-list="list_Calendar7" text:style-name="Outline">
                                                <text:list-item>
                                                    <text:list>
                                                        <text:list-item>
                                                            <text:list>
                                                                <text:list-item>
                                                                    <text:h text:style-name="Heading_20_3" text:outline-level="3">
                                                                        Chinese mode
                                                                        <text:s text:c="4"/>
                                                                        <text:span text:style-name="T2">Boolean</text:span>
                                                                    </text:h>
                                                                </text:list-item>
                                                            </text:list>
                                                        </text:list-item>
                                                    </text:list>
                                                </text:list-item>
                                            </text:list>
                                            <text:p text:style-name="Standard">If enabled, the calendar will use Chinese locale for month and day names. Only available in LVGL 9.x and later.</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10" text:continue-numbering="true" text:continue-list="list_Calendar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alendar11" text:continue-numbering="true" text:continue-list="list_Calendar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alendar12" text:continue-numbering="true" text:continue-list="list_Calendar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alendar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14" text:continue-numbering="true" text:continue-list="list_Calendar12"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Calendar15" text:continue-numbering="true" text:continue-list="list_Calendar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6" text:continue-numbering="true" text:continue-list="list_Calendar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8" text:continue-numbering="true" text:continue-list="list_Calendar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9" text:continue-numbering="true" text:continue-list="list_Calendar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21" text:continue-numbering="true" text:continue-list="list_Calendar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22" text:continue-numbering="true" text:continue-list="list_Calendar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24" text:continue-numbering="true" text:continue-list="list_Calendar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5" text:continue-numbering="true" text:continue-list="list_Calendar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alendar27" text:continue-numbering="true" text:continue-list="list_Calendar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alendar28" text:continue-numbering="true" text:continue-list="list_Calendar2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29" text:continue-numbering="true" text:continue-list="list_Calendar2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lendar30" text:continue-numbering="true" text:continue-list="list_Calendar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31" text:continue-numbering="true" text:continue-list="list_Calendar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32" text:continue-numbering="true" text:continue-list="list_Calendar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33" text:continue-numbering="true" text:continue-list="list_Calendar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34" text:continue-numbering="true" text:continue-list="list_Calendar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35" text:continue-numbering="true" text:continue-list="list_Calendar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36" text:continue-numbering="true" text:continue-list="list_Calendar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37" text:continue-numbering="true" text:continue-list="list_Calendar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38" text:continue-numbering="true" text:continue-list="list_Calendar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9" text:continue-numbering="true" text:continue-list="list_Calendar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40" text:continue-numbering="true" text:continue-list="list_Calendar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41" text:continue-numbering="true" text:continue-list="list_Calendar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42" text:continue-numbering="true" text:continue-list="list_Calendar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43" text:continue-numbering="true" text:continue-list="list_Calendar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44" text:continue-numbering="true" text:continue-list="list_Calendar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45" text:continue-numbering="true" text:continue-list="list_Calendar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46" text:continue-numbering="true" text:continue-list="list_Calendar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47" text:continue-numbering="true" text:continue-list="list_Calendar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8" text:continue-numbering="true" text:continue-list="list_Calendar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9" text:continue-numbering="true" text:continue-list="list_Calendar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50" text:continue-numbering="true" text:continue-list="list_Calendar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51" text:continue-numbering="true" text:continue-list="list_Calendar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52" text:continue-numbering="true" text:continue-list="list_Calendar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53" text:continue-numbering="true" text:continue-list="list_Calendar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lendar54" text:continue-numbering="true" text:continue-list="list_Calendar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lendar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lendar56" text:continue-numbering="true" text:continue-list="list_Calendar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lendar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alendar58" text:continue-numbering="true" text:continue-list="list_Calendar56"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lendar59"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alendar60" text:continue-numbering="true" text:continue-list="list_Calendar58"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lendar61"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62" text:continue-numbering="true" text:continue-list="list_Calendar6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63" text:continue-numbering="true" text:continue-list="list_Calendar6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64" text:continue-numbering="true" text:continue-list="list_Calendar6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65" text:continue-numbering="true" text:continue-list="list_Calendar6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66" text:continue-numbering="true" text:continue-list="list_Calendar6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67" text:continue-numbering="true" text:continue-list="list_Calendar6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lendar68" text:continue-numbering="true" text:continue-list="list_Calendar6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Calendar69" text:continue-numbering="true" text:continue-list="list_Calendar68"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70" text:continue-numbering="true" text:continue-list="list_Calendar6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7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72" text:continue-numbering="true" text:continue-list="list_Calendar7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73" text:continue-numbering="true" text:continue-list="list_Calendar7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74" text:continue-numbering="true" text:continue-list="list_Calendar7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7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